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1437in" svg:y="1.2421in">
            <draw:object draw:notify-on-update-of-ranges="Sheet1.A1:Sheet1.A1 Sheet1.A2:Sheet1.A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874in" svg:y="1.1268in">
            <draw:object draw:notify-on-update-of-ranges="Sheet1.A1:Sheet1.A1 Sheet1.A2:Sheet1.A5 Sheet1.D1:Sheet1.D1 Sheet1.D2:Sheet1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oard Size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Brute-Force Time</text:p>
          </table:table-cell>
          <table:table-cell table:style-name="ce1" office:value-type="string" calcext:value-type="string">
            <text:p>Alpha-Beta Time</text:p>
          </table:table-cell>
          <table:table-cell table:style-name="ce1" office:value-type="string" calcext:value-type="string">
            <text:p>Alpha-Beta Branches</text:p>
          </table:table-cell>
          <table:table-cell table:style-name="ce1" office:value-type="string" calcext:value-type="string">
            <text:p>Pruning Factor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1x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E2]/[.B2]" office:value-type="float" office:value="0.46875" calcext:value-type="float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x2</text:p>
          </table:table-cell>
          <table:table-cell table:style-name="ce2" office:value-type="float" office:value="13699" calcext:value-type="float">
            <text:p>13699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727" calcext:value-type="float">
            <text:p>727</text:p>
          </table:table-cell>
          <table:table-cell table:style-name="ce2" table:formula="of:=[.E3]/[.B3]" office:value-type="float" office:value="0.0530695671216877" calcext:value-type="float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x2</text:p>
          </table:table-cell>
          <table:table-cell table:style-name="ce2" office:value-type="float" office:value="1302061344" calcext:value-type="float">
            <text:p>1302061344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659599" calcext:value-type="float">
            <text:p>659599</text:p>
          </table:table-cell>
          <table:table-cell table:style-name="ce2" table:formula="of:=[.E4]/[.B4]" office:value-type="float" office:value="0.00050658058703569" calcext:value-type="float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x3</text:p>
          </table:table-cell>
          <table:table-cell table:style-name="ce2" office:value-type="float" office:value="966858672404689" calcext:value-type="float">
            <text:p>966858672404689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170375995" calcext:value-type="float">
            <text:p>2170375995</text:p>
          </table:table-cell>
          <table:table-cell table:style-name="ce2" table:formula="of:=[.E5]/[.B5]" office:value-type="float" office:value="0.00000224477067532737" calcext:value-type="float">
            <text:p/>
          </table:table-cell>
          <table:table-cell table:number-columns-repeated="1017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2:27:30.093473809</meta:creation-date>
    <dc:date>2014-06-18T15:42:57.614757224</dc:date>
    <meta:editing-duration>PT3H11M43S</meta:editing-duration>
    <meta:editing-cycles>12</meta:editing-cycles>
    <meta:generator>LibreOffice/4.2.3.3$Linux_X86_64 LibreOffice_project/420m0$Build-3</meta:generator>
    <meta:document-statistic meta:table-count="1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Alpha-Beta Pruning Factor</text:p>
        </chart:title>
        <chart:plot-area chart:style-name="ch3" table:cell-range-address="Sheet1.A1:Sheet1.A5 Sheet1.F1:Sheet1.F5" chart:data-source-has-labels="both" svg:x="1.331cm" svg:y="1.661cm" svg:width="14.029cm" svg:height="6.178cm">
          <chartooo:coordinate-region svg:x="2.984cm" svg:y="1.86cm" svg:width="12.096cm" svg:height="5.332cm"/>
          <chart:axis chart:dimension="x" chart:name="primary-x" chart:style-name="ch4" chartooo:axis-type="auto">
            <chartooo:date-scale/>
            <chart:title svg:x="7.494cm" svg:y="8.019cm" chart:style-name="ch5">
              <text:p>Board Size</text:p>
            </chart:title>
            <chart:categories table:cell-range-address="Sheet1.A2:Sheet1.A5"/>
          </chart:axis>
          <chart:axis chart:dimension="y" chart:name="primary-y" chart:style-name="ch6">
            <chart:title svg:x="0.451cm" svg:y="7.109cm" chart:style-name="ch7">
              <text:p>Branches Taken / Total Branches</text:p>
            </chart:title>
            <chart:grid chart:style-name="ch8" chart:class="major"/>
          </chart:axis>
          <chart:series chart:style-name="ch9" chart:values-cell-range-address="Sheet1.F2:Sheet1.F5" chart:label-cell-address="Sheet1.F1:Sheet1.F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ning Fact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2:Sheet1.A5</svg:desc>
                </draw:g>
              </table:table-cell>
              <table:table-cell office:value-type="float" office:value="0.46875">
                <text:p>0.46875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0.0530695671216877">
                <text:p>0.0530695671216877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0.00050658058703569">
                <text:p>0.00050658058703569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0.00000224477067532737">
                <text:p>0.00000224477067532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03cm" svg:y="0.316cm" chart:style-name="ch2">
          <text:p>Alpha-Beta Time</text:p>
        </chart:title>
        <chart:plot-area chart:style-name="ch3" table:cell-range-address="Sheet1.A1:Sheet1.A5 Sheet1.D1:Sheet1.D5" chart:data-source-has-labels="both" svg:x="1.331cm" svg:y="1.661cm" svg:width="14.029cm" svg:height="6.178cm">
          <chartooo:coordinate-region svg:x="2.429cm" svg:y="1.86cm" svg:width="12.651cm" svg:height="5.332cm"/>
          <chart:axis chart:dimension="x" chart:name="primary-x" chart:style-name="ch4" chartooo:axis-type="auto">
            <chartooo:date-scale/>
            <chart:title svg:x="7.494cm" svg:y="8.019cm" chart:style-name="ch5">
              <text:p>Board Size</text:p>
            </chart:title>
            <chart:categories table:cell-range-address="Sheet1.A2:Sheet1.A5"/>
          </chart:axis>
          <chart:axis chart:dimension="y" chart:name="primary-y" chart:style-name="ch6">
            <chart:title svg:x="0.451cm" svg:y="5.971cm" chart:style-name="ch7">
              <text:p>Time to solve (s)</text:p>
            </chart:title>
            <chart:grid chart:style-name="ch8" chart:class="major"/>
          </chart:axis>
          <chart:series chart:style-name="ch9" chart:values-cell-range-address="Sheet1.D2:Sheet1.D5" chart:label-cell-address="Sheet1.D1:Sheet1.D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-Beta 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2:Sheet1.A5</svg:desc>
                </draw:g>
              </table:table-cell>
              <table:table-cell office:value-type="float" office:value="0.001">
                <text:p>0.001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44.5">
                <text:p>4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